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text-properties fo:text-shadow="1pt 1pt"/>
    </style:style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WW8Num1">
      <style:text-properties fo:language="en" fo:country="US"/>
    </style:style>
    <style:style style:name="P14" style:family="paragraph" style:parent-style-name="Standard" style:list-style-name="WW8Num1">
      <style:text-properties fo:language="en" fo:country="US"/>
    </style:style>
    <style:style style:name="P15" style:family="paragraph" style:parent-style-name="Standard" style:list-style-name="WW8Num1">
      <style:text-properties fo:language="en" fo:country="US"/>
    </style:style>
    <style:style style:name="P16" style:family="paragraph" style:parent-style-name="Standard" style:list-style-name="WW8Num1"/>
    <style:style style:name="P17" style:family="paragraph" style:parent-style-name="Standard" style:list-style-name="WW8Num1"/>
    <style:style style:name="P18" style:family="paragraph" style:parent-style-name="Standard" style:list-style-name="WW8Num1"/>
    <style:style style:name="P19" style:family="paragraph" style:parent-style-name="Standard" style:list-style-name="WW8Num1"/>
    <style:style style:name="P20" style:family="paragraph" style:parent-style-name="Standard" style:list-style-name="WW8Num1"/>
    <style:style style:name="P21" style:family="paragraph" style:parent-style-name="Standard" style:list-style-name="L4"/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5"/>
    <style:style style:name="P25" style:family="paragraph" style:parent-style-name="Standard" style:list-style-name="L5"/>
    <style:style style:name="P26" style:family="paragraph" style:parent-style-name="Standard" style:list-style-name="L5">
      <style:text-properties style:text-underline-style="none"/>
    </style:style>
    <style:style style:name="P27" style:family="paragraph" style:parent-style-name="Standard" style:list-style-name="L5">
      <style:text-properties style:text-underline-style="none"/>
    </style:style>
    <style:style style:name="P28" style:family="paragraph" style:parent-style-name="Standard" style:list-style-name="L5">
      <style:text-properties style:text-underline-style="none"/>
    </style:style>
    <style:style style:name="P29" style:family="paragraph" style:parent-style-name="Standard" style:list-style-name="L5">
      <style:text-properties style:text-underline-style="none"/>
    </style:style>
    <style:style style:name="P30" style:family="paragraph" style:parent-style-name="Standard" style:list-style-name="L5">
      <style:text-properties style:text-underline-style="none"/>
    </style:style>
    <style:style style:name="P31" style:family="paragraph" style:parent-style-name="Standard" style:list-style-name="L5">
      <style:text-properties style:text-underline-style="none"/>
    </style:style>
    <style:style style:name="P32" style:family="paragraph" style:parent-style-name="Standard" style:list-style-name="L5">
      <style:text-properties style:text-underline-style="none"/>
    </style:style>
    <style:style style:name="P33" style:family="paragraph" style:parent-style-name="Standard" style:list-style-name="L5">
      <style:text-properties style:text-underline-style="none"/>
    </style:style>
    <style:style style:name="P34" style:family="paragraph" style:parent-style-name="Standard" style:list-style-name="L5">
      <style:text-properties style:text-underline-style="none"/>
    </style:style>
    <style:style style:name="P35" style:family="paragraph" style:parent-style-name="Standard" style:list-style-name="L5">
      <style:text-properties style:text-underline-style="none"/>
    </style:style>
    <style:style style:name="P36" style:family="paragraph" style:parent-style-name="Standard" style:list-style-name="L5">
      <style:text-properties style:text-underline-style="none"/>
    </style:style>
    <style:style style:name="P37" style:family="paragraph" style:parent-style-name="Standard" style:list-style-name="L5"/>
    <style:style style:name="P38" style:family="paragraph" style:parent-style-name="Standard" style:list-style-name="L5"/>
    <style:style style:name="P39" style:family="paragraph" style:parent-style-name="Standard" style:list-style-name="L5"/>
    <style:style style:name="P40" style:family="paragraph" style:parent-style-name="Standard" style:list-style-name="L5"/>
    <style:style style:name="P41" style:family="paragraph" style:parent-style-name="Standard" style:list-style-name="L5"/>
    <style:style style:name="P42" style:family="paragraph" style:parent-style-name="Standard" style:list-style-name="L5"/>
    <style:style style:name="P43" style:family="paragraph" style:parent-style-name="Text_20_body" style:list-style-name="L2"/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3"/>
    <style:style style:name="P47" style:family="paragraph" style:parent-style-name="Text_20_body" style:list-style-name="L5"/>
    <style:style style:name="P48" style:family="paragraph" style:parent-style-name="Text_20_body" style:list-style-name="L5"/>
    <style:style style:name="P49" style:family="paragraph" style:parent-style-name="Text_20_body" style:list-style-name="L5"/>
    <style:style style:name="P50" style:family="paragraph" style:parent-style-name="Level_20_1" style:list-style-name="L5"/>
    <style:style style:name="P51" style:family="paragraph" style:parent-style-name="Level_20_1" style:list-style-name="L5"/>
    <style:style style:name="P52" style:family="paragraph" style:parent-style-name="Poem" style:list-style-name="L5"/>
    <style:style style:name="P53" style:family="paragraph" style:parent-style-name="Poem" style:list-style-name="L5"/>
    <style:style style:name="P54" style:family="paragraph" style:parent-style-name="Epigraph" style:list-style-name="L1"/>
    <style:style style:name="P55" style:family="paragraph" style:parent-style-name="Epigraph" style:list-style-name="L1"/>
    <style:style style:name="P56" style:family="paragraph" style:parent-style-name="Epigraph" style:list-style-name="L5">
      <style:text-properties style:text-underline-style="none"/>
    </style:style>
    <style:style style:name="P57" style:family="paragraph" style:parent-style-name="Epigraph" style:list-style-name="L5"/>
    <style:style style:name="P58" style:family="paragraph" style:parent-style-name="Annotation" style:list-style-name="L1"/>
    <style:style style:name="P59" style:family="paragraph" style:parent-style-name="Annotation" style:list-style-name="L1"/>
    <style:style style:name="P60" style:family="paragraph" style:parent-style-name="Annotation" style:list-style-name="L1"/>
    <style:style style:name="P61" style:family="paragraph" style:parent-style-name="Annotation" style:list-style-name="L5">
      <style:text-properties style:text-underline-style="none"/>
    </style:style>
    <style:style style:name="P62" style:family="paragraph" style:parent-style-name="Annotation" style:list-style-name="L5"/>
    <style:style style:name="P63" style:family="paragraph" style:parent-style-name="Level_20_2" style:list-style-name="L1"/>
    <style:style style:name="P64" style:family="paragraph" style:parent-style-name="Level_20_2" style:list-style-name="L1"/>
    <style:style style:name="P65" style:family="paragraph" style:parent-style-name="Level_20_2" style:list-style-name="L1"/>
    <style:style style:name="P66" style:family="paragraph" style:parent-style-name="Level_20_2" style:list-style-name="L5">
      <style:text-properties style:text-underline-style="none"/>
    </style:style>
    <style:style style:name="P67" style:family="paragraph" style:parent-style-name="Level_20_2" style:list-style-name="L5">
      <style:text-properties style:text-underline-style="none"/>
    </style:style>
    <style:style style:name="P68" style:family="paragraph" style:parent-style-name="Level_20_2" style:list-style-name="L5">
      <style:text-properties style:text-underline-style="none"/>
    </style:style>
    <style:style style:name="P69" style:family="paragraph" style:parent-style-name="Level_20_2" style:list-style-name="L5">
      <style:text-properties style:text-underline-style="none"/>
    </style:style>
    <style:style style:name="P70" style:family="paragraph" style:parent-style-name="Level_20_2" style:list-style-name="L5">
      <style:text-properties style:text-underline-style="none"/>
    </style:style>
    <style:style style:name="P71" style:family="paragraph" style:parent-style-name="Level_20_2" style:list-style-name="L5">
      <style:text-properties style:text-underline-style="none"/>
    </style:style>
    <style:style style:name="P72" style:family="paragraph" style:parent-style-name="Level_20_2" style:list-style-name="L5">
      <style:text-properties style:text-underline-style="none"/>
    </style:style>
    <style:style style:name="P73" style:family="paragraph" style:parent-style-name="Cite" style:list-style-name="L1"/>
    <style:style style:name="P74" style:family="paragraph" style:parent-style-name="Poem_20_Title" style:list-style-name="L5"/>
    <style:style style:name="P75" style:family="paragraph" style:parent-style-name="Level_20_3" style:list-style-name="L3"/>
    <style:style style:name="P76" style:family="paragraph" style:parent-style-name="Level_20_3" style:list-style-name="L5"/>
    <style:style style:name="P77" style:family="paragraph" style:parent-style-name="Poem_20_Author" style:list-style-name="L5"/>
    <style:style style:name="P78" style:family="paragraph" style:parent-style-name="Poem_20_Author" style:list-style-name="L5"/>
    <style:style style:name="P79" style:family="paragraph" style:parent-style-name="Poem_20_Author" style:list-style-name="L5"/>
    <style:style style:name="P80" style:family="paragraph" style:parent-style-name="Epigraph_20_Author" style:list-style-name="L1"/>
    <style:style style:name="P81" style:family="paragraph" style:parent-style-name="Epigraph_20_Author" style:list-style-name="L5">
      <style:text-properties style:text-underline-style="none"/>
    </style:style>
    <style:style style:name="P82" style:family="paragraph" style:parent-style-name="Epigraph_20_Author" style:list-style-name="L5"/>
    <style:style style:name="P83" style:family="paragraph" style:parent-style-name="_5f_Book_20_Annotation" style:list-style-name="L5"/>
    <style:style style:name="P84" style:family="paragraph" style:parent-style-name="_5f_Book_20_Annotation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9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<text:soft-page-break/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63">3.3. Сложные Аннотации (Уровень 2)</text:p>
          <text:p text:style-name="P58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<text:soft-page-break/>элементами), <text:span text:style-name="T3">сложных</text:span> Цитат (со всеми их элементами) <text:s/>и Таблиц.</text:p>
          <text:p text:style-name="P58">Вот пример:</text:p>
        </text:list-header>
      </text:list>
      <text:p text:style-name="Annotation_20_SubTitle"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58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63"><text:soft-page-break/>3.4. Сложные Эпиграфы (Уровень 2)</text:p>
          <text:p text:style-name="P54">Теперь Конвертор позволяет экспортировать и <text:span text:style-name="T3">сложные</text:span> Эпиграфы, содержащие <text:span text:style-name="T3">чередование</text:span> Текста, Пустых 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54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2008</text:p>
      <text:list text:style-name="L1" text:continue-numbering="true">
        <text:list-header>
          <text:p text:style-name="P73">Текст цитаты после «Цитатной» Поэмы внутри Эпиграфа. 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80">2 Автор эпиграфа поэмы</text:p>
          <text:p text:style-name="P10">Какой-нибудь текст, т. к. после Эпиграфа, согласно схеме, что-нибудь должно быть, иначе книга не <text:soft-page-break/>будет валидной.</text:p>
          <text:p text:style-name="P10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Epigraph!</text:p>
          <text:p text:style-name="P63">3.5. Сложный текст Сносок(Уровень 2)</text:p>
          <text:p text:style-name="P10">Конвертор позволяет экспортировать сложный текст сносок, состоящих как <text:s/>из отдельных сложных стихов, цитат, аннотаций, и т..д., <text:s/>так и из целых книг (если кому-нибудь это понадобится) в пределах текста каждой сноски. Ниже приведены 2 примера — набор цитат и стихов, эпиграфа и аннотации в тексте сноски<text:note text:id="ftn12" text:note-class="footnote"><text:note-citation>11</text:note-citation><text:note-body>
        <text:p text:style-name="Epigraph">Эпиграф сноски (перед эпиграфом, согласно схеме, <text:s/>не должно быть абзацев!)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Нк, и так далее...</text:p></text:note-body></text:note> и многоуровневая сложная книга в тексте сноски<text:note text:id="ftn13" text:note-class="footnote"><text:note-citation>12</text:note-citation><text:note-body>
        <text:p text:style-name="Standard">Пример сноски — сложной многоуровневой книги:</text:p>
        <text:p text:style-name="Level_20_1">Часть I (Уровень 1)</text:p>
        <text:p text:style-name="Annotation">Аннотация к Части I</text:p>
        <text:p text:style-name="Level_20_2">Глава 1 (Уровень 2)</text:p>
        <text:p text:style-name="Epigraph">Эпиграф сноски 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Какой нибудь текст...</text:p>
        <text:p text:style-name="Standard">Нк, и так далее...</text:p></text:note-body></text:note>.</text:p>
        </text:list-header>
      </text:list>
      <text:p text:style-name="Level_20_1"><text:soft-page-break/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43"><text:span text:style-name="T3">Первая</text:span> строка <text:span text:style-name="T2">маркированного</text:span> текста</text:p>
        </text:list-item>
        <text:list-item>
          <text:p text:style-name="P43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13"><text:span text:style-name="T3">1-я </text:span>строка</text:p>
          <text:list>
            <text:list-item>
              <text:p text:style-name="P16">1-я <text:span text:style-name="T2">подстрока<text:tab/></text:span><text:span text:style-name="T15">1-й строки</text:span></text:p>
            </text:list-item>
            <text:list-item>
              <text:p text:style-name="P16">2-я <text:span text:style-name="T2">подстрока<text:tab/></text:span><text:span text:style-name="T15">1-й строки</text:span></text:p>
            </text:list-item>
            <text:list-item>
              <text:p text:style-name="P16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13"><text:span text:style-name="T3">2-я </text:span>строка</text:p>
        </text:list-item>
        <text:list-item>
          <text:p text:style-name="P13"><text:span text:style-name="T3">3-я </text:span>строка</text:p>
          <text:list>
            <text:list-item>
              <text:p text:style-name="P16">1-я <text:span text:style-name="T2">подстрока<text:tab/>3</text:span><text:span text:style-name="T15">-й строки</text:span></text:p>
            </text:list-item>
            <text:list-item>
              <text:p text:style-name="P16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45"><text:span text:style-name="T4">Зачеркнутый</text:span><text:span text:style-name="T17"> в 1-й строке</text:span></text:p>
        </text:list-item>
        <text:list-item>
          <text:p text:style-name="P75"><text:span text:style-name="T3">Нумерованный</text:span> Заголовок (Уровень 3)</text:p>
        </text:list-item>
        <text:list-item>
          <text:p text:style-name="P45"><text:a xlink:type="simple" xlink:href="http://www.gribuser.ru/">Гиперссылка нумерованная</text:a></text:p>
        </text:list-item>
      </text:list>
      <text:p text:style-name="Level_20_2"><text:soft-page-break/>Нумерованная структура <text:span text:style-name="T3">латинскими</text:span> цифрами (Уровень 2)</text:p>
      <text:list text:style-name="L4">
        <text:list-item>
          <text:p text:style-name="P21">123 456</text:p>
        </text:list-item>
        <text:list-item>
          <text:p text:style-name="P21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47"><text:span text:style-name="T4">Зачеркнутый</text:span><text:span text:style-name="T17"> в 1-й строке</text:span></text:p>
        </text:list-item>
        <text:list-item>
          <text:p text:style-name="P76"><text:span text:style-name="T3">Маркированный</text:span> Заголовок (Уровень 3)</text:p>
        </text:list-item>
        <text:list-item>
          <text:p text:style-name="P47"><text:a xlink:type="simple" xlink:href="http://www.gribuser.ru/"><text:span text:style-name="T9">Гиперссылка маркированная</text:span></text:a></text:p>
          <text:p text:style-name="P23">«Маркированные» и «Нумерованный» Авторы Цитат, Эпиграфов, Поэм</text:p>
          <text:p text:style-name="P52">Поэма</text:p>
        </text:list-item>
        <text:list-item>
          <text:p text:style-name="P77">Маркированный 1 Автор Поэмы</text:p>
        </text:list-item>
        <text:list-item>
          <text:p text:style-name="P77">Маркированный 2 Автор Поэмы</text:p>
          <text:p text:style-name="P23">И так далее...</text:p>
          <text:p text:style-name="P50">Часть 5. «Ссылки внутри документа» (Уровень 1)<text:note text:id="ftn14" text:note-class="footnote"><text:note-citation>13</text:note-citation><text:note-body>
        <text:p text:style-name="Standard"><text:bookmark-start text:name="DDE_LINK1"/>Пример того, что из текста сноски можно ссылаться куда угодно (<text:span text:style-name="T16">кроме как на другую сноску</text:span>), например на <text:a xlink:type="simple" xlink:href="#bBT">Название Документа</text:a><text:bookmark-end text:name="DDE_LINK1"/></text:p></text:note-body></text:note></text:p>
          <text:p text:style-name="P66">Переход на абзацы текста</text:p>
          <text:p text:style-name="P23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6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6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6">3. Поэкспериментируйте.</text:p>
          <text:p text:style-name="P26"/>
          <text:p text:style-name="P23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66">Переход на Поэмы</text:p>
          <text:p text:style-name="P23"><text:a xlink:type="simple" xlink:href="#bPT2">Переход</text:a><text:span text:style-name="T9"> на Заголовок Поэмы - «2-я часть заголовка стиха».</text:span></text:p>
          <text:p text:style-name="P23"><text:a xlink:type="simple" xlink:href="#bPoem">Переход</text:a><text:span text:style-name="T9"> на строку Поэмы - «Еще стих».</text:span></text:p>
          <text:p text:style-name="P23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66">Переход на Цитаты</text:p>
          <text:p text:style-name="P74"><text:span text:style-name="T9">Это — заголовок Поэмы. Из нее </text:span><text:a xlink:type="simple" xlink:href="#bCite">перейдем</text:a><text:span text:style-name="T9"> на текст </text:span><text:span text:style-name="T9">Цитаты - «Пример Цитаты»</text:span></text:p>
          <text:p text:style-name="P52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77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66"><text:soft-page-break/>Переход на Аннотацию</text:p>
          <text:p text:style-name="P56">Это — Эпиграф.</text:p>
          <text:p text:style-name="P57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81">Это — Автор Эпиграфа.</text:p>
          <text:p text:style-name="P8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6">Просто маркированный текст</text:p>
          <text:p text:style-name="P66">Переход на Подзаголовки (SubTitle)</text:p>
          <text:p text:style-name="P23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66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66">Переход на Эпиграфы</text:p>
          <text:p text:style-name="P62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61"><text:bookmark text:name="bAnnot2"/>Пример Аннотации.</text:p>
          <text:p text:style-name="P47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0"><text:bookmark text:name="b6"/>Часть 6. Демонстрация работы «служебных стилей»</text:p>
          <text:p text:style-name="P83">Небольшой пример аннотации на книгу с «форматированием».</text:p>
          <text:p text:style-name="P83">Он состоит из 2-х абзацев с ссылкой на <text:a xlink:type="simple" xlink:href="#b6">Часть 6</text:a>, <text:a xlink:type="simple" xlink:href="http://www.gribuser.ru/">гиперссылкой</text:a> и сноской<text:note text:id="ftn15" text:note-class="footnote"><text:note-citation>14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5">
        <text:list-header>
          <text:p text:style-name="P26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6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26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<text:soft-page-break/>отформатированного стилем «Book Title» абзаца).</text:p>
          <text:p text:style-name="P26"><text:span text:style-name="T3">3. Совет</text:span>: </text:p>
        </text:list-header>
        <text:list-item>
          <text:p text:style-name="P26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6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5-20T08:53:29</dc:date>
    <meta:editing-cycles>312</meta:editing-cycles>
    <meta:editing-duration>P1DT8H29M13S</meta:editing-duration>
    <meta:user-defined meta:name="Info 1"/>
    <meta:user-defined meta:name="Info 2"/>
    <meta:user-defined meta:name="Info 3"/>
    <meta:user-defined meta:name="Info 4"/>
    <meta:document-statistic meta:table-count="6" meta:image-count="7" meta:object-count="0" meta:page-count="13" meta:paragraph-count="390" meta:word-count="2489" meta:character-count="16603"/>
  </office:meta>
</office:document-meta>
</file>